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88cm" fo:margin-left="-0.908cm" table:align="left" fo:background-color="transparent">
        <style:background-image/>
      </style:table-properties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9.888cm"/>
    </style:style>
    <style:style style:name="Table1.1" style:family="table-row">
      <style:table-row-properties style:min-row-height="3.009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none" fo:border-right="none" fo:border-top="0.05pt inset #999999" fo:border-bottom="none"/>
    </style:style>
    <style:style style:name="Table2" style:family="table">
      <style:table-properties style:width="18.884cm" fo:margin-left="-0.908cm" table:align="left" fo:background-color="transparent">
        <style:background-image/>
      </style:table-properties>
    </style:style>
    <style:style style:name="Table2.A" style:family="table-column">
      <style:table-column-properties style:column-width="10.054cm"/>
    </style:style>
    <style:style style:name="Table2.B" style:family="table-column">
      <style:table-column-properties style:column-width="0.132cm"/>
    </style:style>
    <style:style style:name="Table2.D" style:family="table-column">
      <style:table-column-properties style:column-width="8.565cm"/>
    </style:style>
    <style:style style:name="Table2.1" style:family="table-row">
      <style:table-row-properties style:min-row-height="21.2cm" fo:background-color="transparent">
        <style:background-image/>
      </style:table-row-properties>
    </style:style>
    <style:style style:name="Table2.A1" style:family="table-cell">
      <style:table-cell-properties fo:padding="0.097cm" fo:border-left="none" fo:border-right="none" fo:border-top="0.05pt inset #999999" fo:border-bottom="none"/>
    </style:style>
    <style:style style:name="Table2.B1" style:family="table-cell">
      <style:table-cell-properties style:vertical-align="" fo:padding="0.097cm" fo:border-left="none" fo:border-right="none" fo:border-top="0.05pt inset #999999" fo:border-bottom="none"/>
    </style:style>
    <style:style style:name="P1" style:family="paragraph" style:parent-style-name="Heading_20_2">
      <style:paragraph-properties fo:margin-top="0.051cm" fo:margin-bottom="0cm" loext:contextual-spacing="false" style:line-height-at-least="0.559cm" fo:text-align="justify" style:justify-single-word="false"/>
      <style:text-properties fo:font-size="14pt" style:text-underline-style="solid" style:text-underline-width="auto" style:text-underline-color="font-color" officeooo:paragraph-rsid="001b6099" style:font-size-asian="14pt" style:font-size-complex="14pt"/>
    </style:style>
    <style:style style:name="P2" style:family="paragraph" style:parent-style-name="Heading_20_2">
      <style:paragraph-properties fo:margin-top="0.051cm" fo:margin-bottom="0cm" loext:contextual-spacing="false" style:line-height-at-least="0.55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3" style:family="paragraph" style:parent-style-name="Heading_20_2">
      <style:paragraph-properties fo:margin-top="0.051cm" fo:margin-bottom="0cm" loext:contextual-spacing="false" fo:line-height="0.51cm" fo:text-align="justify" style:justify-single-word="false"/>
      <style:text-properties fo:color="#355269" style:font-name="Liberation Serif" fo:font-size="14pt" style:text-underline-style="solid" style:text-underline-width="auto" style:text-underline-color="font-color" fo:font-weight="bold" officeooo:rsid="004e2c70" officeooo:paragraph-rsid="004e2c70" style:font-name-asian="Noto Serif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0.199cm" fo:text-align="justify" style:justify-single-word="false"/>
      <style:text-properties fo:font-size="14pt" officeooo:paragraph-rsid="001bae41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6" style:family="paragraph" style:parent-style-name="Text_20_body">
      <style:paragraph-properties fo:margin-top="0cm" fo:margin-bottom="0cm" loext:contextual-spacing="false" style:line-height-at-least="0.55cm" fo:text-align="justify" style:justify-single-word="false"/>
      <style:text-properties officeooo:paragraph-rsid="001b6099"/>
    </style:style>
    <style:style style:name="P7" style:family="paragraph" style:parent-style-name="Heading_20_2">
      <style:paragraph-properties fo:margin-top="0cm" fo:margin-bottom="0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8" style:family="paragraph" style:parent-style-name="Heading_20_3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9" style:family="paragraph" style:parent-style-name="Heading_20_3">
      <style:paragraph-properties fo:margin-top="0.146cm" fo:margin-bottom="0.111cm" loext:contextual-spacing="false" fo:line-height="0.51cm" fo:text-align="justify" style:justify-single-word="false"/>
      <style:text-properties officeooo:paragraph-rsid="001b6099"/>
    </style:style>
    <style:style style:name="P10" style:family="paragraph" style:parent-style-name="Text_20_body">
      <style:paragraph-properties style:line-height-at-least="0.55cm" fo:text-align="justify" style:justify-single-word="false"/>
      <style:text-properties officeooo:paragraph-rsid="001b6099"/>
    </style:style>
    <style:style style:name="P11" style:family="paragraph" style:parent-style-name="Text_20_body">
      <style:paragraph-properties style:line-height-at-least="0.55cm" fo:text-align="justify" style:justify-single-word="false"/>
      <style:text-properties officeooo:paragraph-rsid="00490685"/>
    </style:style>
    <style:style style:name="P12" style:family="paragraph" style:parent-style-name="Text_20_body">
      <style:paragraph-properties fo:line-height="0.51cm" fo:text-align="justify" style:justify-single-word="false"/>
      <style:text-properties officeooo:paragraph-rsid="001ed997"/>
    </style:style>
    <style:style style:name="P13" style:family="paragraph" style:parent-style-name="Text_20_body">
      <style:paragraph-properties fo:line-height="0.51cm" fo:text-align="justify" style:justify-single-word="false"/>
      <style:text-properties officeooo:paragraph-rsid="00295937"/>
    </style:style>
    <style:style style:name="P14" style:family="paragraph" style:parent-style-name="Text_20_body">
      <style:paragraph-properties fo:text-align="start" style:justify-single-word="false"/>
      <style:text-properties fo:font-size="10pt" officeooo:rsid="00694a38" officeooo:paragraph-rsid="00766d1f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8pt" officeooo:rsid="00694a38" officeooo:paragraph-rsid="006aee89" style:font-size-asian="8pt" style:font-size-complex="8pt"/>
    </style:style>
    <style:style style:name="P16" style:family="paragraph" style:parent-style-name="Text_20_body">
      <style:paragraph-properties fo:text-align="start" style:justify-single-word="false"/>
      <style:text-properties fo:font-size="8pt" officeooo:rsid="006aee89" officeooo:paragraph-rsid="006aee89" style:font-size-asian="8pt" style:font-size-complex="8pt"/>
    </style:style>
    <style:style style:name="P17" style:family="paragraph" style:parent-style-name="Text_20_body">
      <style:paragraph-properties fo:text-align="start" style:justify-single-word="false"/>
      <style:text-properties fo:font-size="8pt" officeooo:rsid="006d8f84" officeooo:paragraph-rsid="006d8f84" style:font-size-asian="8pt" style:font-size-complex="8pt"/>
    </style:style>
    <style:style style:name="P18" style:family="paragraph" style:parent-style-name="Text_20_body">
      <style:paragraph-properties fo:text-align="start" style:justify-single-word="false"/>
      <style:text-properties officeooo:rsid="006d8f84" officeooo:paragraph-rsid="006d8f84"/>
    </style:style>
    <style:style style:name="P19" style:family="paragraph" style:parent-style-name="Text_20_body">
      <style:paragraph-properties fo:margin-top="0cm" fo:margin-bottom="0.046cm" loext:contextual-spacing="false" fo:line-height="115%" fo:text-align="justify" style:justify-single-word="false"/>
    </style:style>
    <style:style style:name="P20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18452e"/>
    </style:style>
    <style:style style:name="P21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27a997"/>
    </style:style>
    <style:style style:name="P22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ed997"/>
    </style:style>
    <style:style style:name="P23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b6099"/>
    </style:style>
    <style:style style:name="P24" style:family="paragraph" style:parent-style-name="Heading_20_2">
      <style:paragraph-properties fo:margin-top="0.453cm" fo:margin-bottom="0.312cm" loext:contextual-spacing="false" fo:line-height="115%" fo:text-align="justify" style:justify-single-word="false"/>
      <style:text-properties style:font-name="DejaVu Sans" fo:font-size="2pt" officeooo:paragraph-rsid="0018452e" style:font-size-asian="1.75pt" style:font-size-complex="2pt"/>
    </style:style>
    <style:style style:name="P25" style:family="paragraph" style:parent-style-name="Text_20_body">
      <style:paragraph-properties fo:margin-top="0.101cm" fo:margin-bottom="0.101cm" loext:contextual-spacing="false" fo:line-height="115%" fo:text-align="justify" style:justify-single-word="false"/>
      <style:text-properties fo:font-size="11pt" style:font-size-asian="11pt" style:font-size-complex="11pt"/>
    </style:style>
    <style:style style:name="P26" style:family="paragraph" style:parent-style-name="Heading_20_2">
      <style:paragraph-properties fo:margin-top="0.101cm" fo:margin-bottom="0.101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27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845ad" style:font-name-asian="Noto Serif CJK SC" style:font-size-asian="12pt" style:font-weight-asian="bold" style:font-name-complex="Lohit Devanagari" style:font-size-complex="12pt" style:font-weight-complex="bold"/>
    </style:style>
    <style:style style:name="P28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c9701" style:font-name-asian="Noto Serif CJK SC" style:font-size-asian="12pt" style:font-weight-asian="bold" style:font-name-complex="Lohit Devanagari" style:font-size-complex="12pt" style:font-weight-complex="bold"/>
    </style:style>
    <style:style style:name="P29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center" style:justify-single-word="false" fo:text-indent="-0.9cm" style:auto-text-indent="false" fo:background-color="transparent" fo:keep-with-next="always"/>
      <style:text-properties officeooo:paragraph-rsid="0027a997"/>
    </style:style>
    <style:style style:name="P30" style:family="paragraph" style:parent-style-name="Text_20_body" style:list-style-name="L1">
      <style:paragraph-properties fo:line-height="0.51cm" fo:text-align="justify" style:justify-single-word="false"/>
      <style:text-properties style:font-name="DejaVu Sans" fo:font-size="10pt" officeooo:paragraph-rsid="001b6099" style:font-size-asian="14pt" style:font-size-complex="14pt"/>
    </style:style>
    <style:style style:name="P31" style:family="paragraph" style:parent-style-name="Text_20_body" style:list-style-name="L9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2" style:family="paragraph" style:parent-style-name="Text_20_body" style:list-style-name="L10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3" style:family="paragraph" style:parent-style-name="Text_20_body" style:list-style-name="L11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4" style:family="paragraph" style:parent-style-name="Text_20_body" style:list-style-name="L12">
      <style:paragraph-properties style:line-height-at-least="0.55cm" fo:text-align="justify" style:justify-single-word="false"/>
      <style:text-properties style:font-name="DejaVu Sans" fo:font-size="12pt" officeooo:paragraph-rsid="00490685" style:font-size-asian="12pt" style:font-size-complex="12pt"/>
    </style:style>
    <style:style style:name="P35" style:family="paragraph" style:parent-style-name="Text_20_body" style:list-style-name="L11">
      <style:paragraph-properties style:line-height-at-least="0.55cm" fo:text-align="justify" style:justify-single-word="false"/>
      <style:text-properties officeooo:paragraph-rsid="00490685"/>
    </style:style>
    <style:style style:name="P36" style:family="paragraph" style:parent-style-name="Text_20_body" style:list-style-name="L2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paragraph-rsid="001bae41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rsid="0018c955" officeooo:paragraph-rsid="002e326c" style:font-size-asian="10pt" style:font-size-complex="10pt"/>
    </style:style>
    <style:style style:name="P38" style:family="paragraph" style:parent-style-name="Text_20_body" style:list-style-name="L13">
      <style:paragraph-properties fo:margin-top="0cm" fo:margin-bottom="0cm" loext:contextual-spacing="false"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9" style:family="paragraph" style:parent-style-name="Text_20_body" style:list-style-name="L7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40" style:family="paragraph" style:parent-style-name="Text_20_body" style:list-style-name="L7">
      <style:paragraph-properties fo:margin-top="0cm" fo:margin-bottom="0cm" loext:contextual-spacing="false" fo:line-height="0.51cm" fo:text-align="justify" style:justify-single-word="false"/>
      <style:text-properties fo:color="#2a6099" style:font-name="DejaVu Sans" fo:font-size="10pt" officeooo:rsid="007d1a26" officeooo:paragraph-rsid="001b6099" style:font-name-asian="Noto Serif CJK SC" style:font-size-asian="10pt" style:font-name-complex="Lohit Devanagari" style:font-size-complex="10pt"/>
    </style:style>
    <style:style style:name="P41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11f7b"/>
    </style:style>
    <style:style style:name="P42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30c06"/>
    </style:style>
    <style:style style:name="P43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4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45" style:family="paragraph" style:parent-style-name="Text_20_body" style:list-style-name="L4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6" style:family="paragraph" style:parent-style-name="Text_20_body" style:list-style-name="L5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47" style:family="paragraph" style:parent-style-name="Text_20_body" style:list-style-name="L8">
      <loext:graphic-properties draw:fill="none"/>
      <style:paragraph-properties fo:margin-left="0cm" fo:margin-right="0cm" fo:margin-top="0cm" fo:margin-bottom="0.247cm" loext:contextual-spacing="false" style:line-height-at-least="0.55cm" fo:text-align="justify" style:justify-single-word="false" fo:text-indent="0cm" style:auto-text-indent="false" fo:background-color="transparent"/>
      <style:text-properties style:font-name="DejaVu Sans" fo:font-size="10pt" officeooo:paragraph-rsid="001b6099" style:font-size-asian="10pt" style:font-size-complex="10pt"/>
    </style:style>
    <style:style style:name="P48" style:family="paragraph">
      <loext:graphic-properties draw:fill-color="#999999"/>
      <style:paragraph-properties fo:text-align="center"/>
      <style:text-properties fo:font-size="12pt"/>
    </style:style>
    <style:style style:name="T1" style:family="text">
      <style:text-properties fo:color="#355269" style:font-name="Liberation Serif" fo:font-size="14pt" fo:font-style="italic" officeooo:rsid="008716ee" style:font-size-asian="14pt" style:font-style-asian="italic" style:font-size-complex="14pt" style:font-style-complex="italic"/>
    </style:style>
    <style:style style:name="T2" style:family="text">
      <style:text-properties fo:color="#355269" style:font-name="Liberation Serif" fo:font-size="14pt" fo:font-style="italic" officeooo:rsid="0027a997" style:font-size-asian="14pt" style:font-style-asian="italic" style:font-size-complex="14pt" style:font-style-complex="italic"/>
    </style:style>
    <style:style style:name="T3" style:family="text">
      <style:text-properties fo:color="#355269" style:font-name="Liberation Serif" fo:font-size="14pt" fo:font-style="italic" officeooo:rsid="00888df8" style:font-size-asian="14pt" style:font-style-asian="italic" style:font-size-complex="14pt" style:font-style-complex="italic"/>
    </style:style>
    <style:style style:name="T4" style:family="text">
      <style:text-properties fo:color="#355269" style:font-name="Liberation Serif" fo:font-size="14pt" fo:font-style="italic" officeooo:rsid="00896368" style:font-size-asian="14pt" style:font-style-asian="italic" style:font-size-complex="14pt" style:font-style-complex="italic"/>
    </style:style>
    <style:style style:name="T5" style:family="text">
      <style:text-properties fo:color="#355269" style:font-name="Liberation Serif" fo:font-size="24pt" fo:font-weight="bold" officeooo:rsid="0027a997" style:font-name-asian="Noto Serif CJK SC" style:font-size-asian="24pt" style:font-weight-asian="bold" style:font-name-complex="Lohit Devanagari" style:font-size-complex="24pt" style:font-weight-complex="bold"/>
    </style:style>
    <style:style style:name="T6" style:family="text">
      <style:text-properties fo:color="#355269" fo:font-style="normal" style:text-underline-style="solid" style:text-underline-width="auto" style:text-underline-color="font-color" officeooo:rsid="0077937c" style:font-style-asian="normal" style:font-style-complex="normal"/>
    </style:style>
    <style:style style:name="T7" style:family="text">
      <style:text-properties fo:font-size="11pt" officeooo:rsid="0027a997" style:font-size-asian="11pt" style:font-size-complex="11pt"/>
    </style:style>
    <style:style style:name="T8" style:family="text">
      <style:text-properties fo:color="#2a6099" fo:font-size="12pt" style:font-size-asian="12pt" style:font-size-complex="12pt"/>
    </style:style>
    <style:style style:name="T9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2a6099" fo:font-size="12pt" fo:font-weight="bold" officeooo:rsid="0032fa0c" style:font-size-asian="12pt" style:font-weight-asian="bold" style:font-size-complex="12pt" style:font-weight-complex="bold"/>
    </style:style>
    <style:style style:name="T11" style:family="text">
      <style:text-properties fo:color="#2a6099" fo:font-size="12pt" fo:font-weight="bold" officeooo:rsid="00335d88" style:font-size-asian="12pt" style:font-weight-asian="bold" style:font-size-complex="12pt" style:font-weight-complex="bold"/>
    </style:style>
    <style:style style:name="T12" style:family="text">
      <style:text-properties fo:color="#2a6099" fo:font-size="12pt" fo:font-weight="bold" officeooo:rsid="0045a9d9" style:font-size-asian="12pt" style:font-weight-asian="bold" style:font-size-complex="12pt" style:font-weight-complex="bold"/>
    </style:style>
    <style:style style:name="T13" style:family="text">
      <style:text-properties fo:color="#2a6099" fo:font-size="12pt" fo:font-weight="bold" officeooo:rsid="004790a5" style:font-size-asian="12pt" style:font-weight-asian="bold" style:font-size-complex="12pt" style:font-weight-complex="bold"/>
    </style:style>
    <style:style style:name="T14" style:family="text">
      <style:text-properties fo:color="#2a6099" fo:font-size="12pt" fo:font-weight="bold" officeooo:rsid="00490685" style:font-size-asian="12pt" style:font-weight-asian="bold" style:font-size-complex="12pt" style:font-weight-complex="bold"/>
    </style:style>
    <style:style style:name="T15" style:family="text"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2a6099" fo:font-size="12pt" style:text-underline-style="none" fo:font-weight="bold" officeooo:rsid="002757be" style:font-size-asian="12pt" style:font-weight-asian="bold" style:font-size-complex="12pt" style:font-weight-complex="bold"/>
    </style:style>
    <style:style style:name="T17" style:family="text">
      <style:text-properties fo:color="#2a6099" fo:font-size="12pt" style:text-underline-style="none" fo:font-weight="bold" officeooo:rsid="003af26a" style:font-size-asian="12pt" style:font-weight-asian="bold" style:font-size-complex="12pt" style:font-weight-complex="bold"/>
    </style:style>
    <style:style style:name="T18" style:family="text">
      <style:text-properties fo:color="#2a6099" fo:font-size="12pt" style:text-underline-style="none" fo:font-weight="bold" officeooo:rsid="003c6c33" style:font-size-asian="12pt" style:font-weight-asian="bold" style:font-size-complex="12pt" style:font-weight-complex="bold"/>
    </style:style>
    <style:style style:name="T19" style:family="text">
      <style:text-properties fo:color="#2a6099" fo:font-size="12pt" style:text-underline-style="none" fo:font-weight="bold" officeooo:rsid="0045a9d9" style:font-size-asian="12pt" style:font-weight-asian="bold" style:font-size-complex="12pt" style:font-weight-complex="bold"/>
    </style:style>
    <style:style style:name="T20" style:family="text">
      <style:text-properties fo:color="#2a6099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2a6099" fo:font-size="12pt" fo:font-style="italic" fo:font-weight="normal" officeooo:rsid="002e326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2a6099" fo:font-size="12pt" fo:font-style="italic" fo:font-weight="normal" officeooo:rsid="0032390a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2a6099" fo:font-size="12pt" fo:language="zxx" fo:country="none" style:text-underline-style="none" fo:font-weight="bold" officeooo:rsid="0032fa0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fo:color="#2a6099" fo:font-size="12pt" fo:language="zxx" fo:country="none" style:text-underline-style="none" fo:font-weight="bold" officeooo:rsid="0025fe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fo:color="#2a6099" fo:font-size="12pt" fo:language="zxx" fo:country="none" style:text-underline-style="none" fo:font-weight="bold" officeooo:rsid="00335d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fo:color="#2a6099" fo:font-size="12pt" fo:language="zxx" fo:country="none" style:text-underline-style="none" fo:font-weight="bold" officeooo:rsid="0036573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7" style:family="text">
      <style:text-properties fo:color="#2a6099" fo:font-size="12pt" fo:language="zxx" fo:country="none" style:text-underline-style="none" fo:font-weight="bold" officeooo:rsid="002757b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color="#2a6099" fo:font-size="12pt" fo:language="zxx" fo:country="none" style:text-underline-style="none" fo:font-weight="bold" officeooo:rsid="008b2ca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9" style:family="text">
      <style:text-properties fo:color="#2a6099" style:font-name="Liberation Serif" fo:font-size="12pt" fo:font-weight="bold" officeooo:rsid="0030fabc" style:font-size-asian="12pt" style:font-weight-asian="bold" style:font-size-complex="12pt" style:font-weight-complex="bold"/>
    </style:style>
    <style:style style:name="T30" style:family="text">
      <style:text-properties fo:color="#2a6099" style:font-name="Liberation Serif" fo:font-size="12pt" fo:font-weight="bold" officeooo:rsid="002c9701" style:font-name-asian="Noto Serif CJK SC" style:font-size-asian="12pt" style:font-weight-asian="bold" style:font-name-complex="Lohit Devanagari" style:font-size-complex="12pt" style:font-weight-complex="bold"/>
    </style:style>
    <style:style style:name="T31" style:family="text">
      <style:text-properties fo:color="#2a6099" style:font-name="Liberation Serif" fo:font-size="12pt" fo:font-weight="bold" officeooo:rsid="0030fabc" style:font-name-asian="Noto Serif CJK SC" style:font-size-asian="12pt" style:font-weight-asian="bold" style:font-name-complex="Lohit Devanagari" style:font-size-complex="12pt" style:font-weight-complex="bold"/>
    </style:style>
    <style:style style:name="T32" style:family="text">
      <style:text-properties fo:color="#2a6099" style:font-name="DejaVu Sans" fo:font-size="10pt" fo:font-style="italic" style:font-size-asian="14pt" style:font-style-asian="italic" style:font-size-complex="14pt" style:font-style-complex="italic"/>
    </style:style>
    <style:style style:name="T33" style:family="text">
      <style:text-properties fo:color="#2a6099" style:font-name="DejaVu Sans" fo:font-size="10pt" fo:font-style="italic" officeooo:rsid="002845ad" style:font-size-asian="14pt" style:font-style-asian="italic" style:font-size-complex="14pt" style:font-style-complex="italic"/>
    </style:style>
    <style:style style:name="T34" style:family="text">
      <style:text-properties fo:color="#2a6099" style:font-name="DejaVu Sans" fo:font-size="10pt" fo:font-style="italic" style:font-size-asian="10pt" style:font-style-asian="italic" style:font-size-complex="10pt" style:font-style-complex="italic"/>
    </style:style>
    <style:style style:name="T35" style:family="text">
      <style:text-properties fo:color="#2a6099" style:font-name="DejaVu Sans" fo:font-size="10pt" fo:font-style="italic" officeooo:rsid="00295937" style:font-size-asian="10pt" style:font-style-asian="italic" style:font-size-complex="10pt" style:font-style-complex="italic"/>
    </style:style>
    <style:style style:name="T36" style:family="text">
      <style:text-properties fo:color="#2a6099" style:font-name="DejaVu Sans" fo:font-size="10pt" fo:font-style="italic" officeooo:rsid="00644588" style:font-size-asian="10pt" style:font-style-asian="italic" style:font-size-complex="10pt" style:font-style-complex="italic"/>
    </style:style>
    <style:style style:name="T37" style:family="text">
      <style:text-properties fo:color="#2a6099" style:font-name="DejaVu Sans" fo:font-size="10pt" fo:font-style="italic" officeooo:rsid="0064ad47" style:font-size-asian="10pt" style:font-style-asian="italic" style:font-size-complex="10pt" style:font-style-complex="italic"/>
    </style:style>
    <style:style style:name="T38" style:family="text">
      <style:text-properties fo:color="#2a6099" style:font-name="DejaVu Sans" fo:font-size="10pt" fo:font-style="italic" officeooo:rsid="006542d1" style:font-size-asian="10pt" style:font-style-asian="italic" style:font-size-complex="10pt" style:font-style-complex="italic"/>
    </style:style>
    <style:style style:name="T39" style:family="text">
      <style:text-properties fo:color="#2a6099" style:font-name="Liberation Sans" fo:font-size="12pt" fo:language="zxx" fo:country="none" style:text-underline-style="none" fo:font-weight="bold" officeooo:rsid="00511f7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0" style:family="text">
      <style:text-properties fo:color="#2a6099" style:font-name="Liberation Sans" fo:font-size="12pt" fo:language="zxx" fo:country="none" style:text-underline-style="none" fo:font-weight="bold" officeooo:rsid="00540226" style:font-name-asian="Noto Serif CJK SC" style:font-size-asian="12pt" style:language-asian="zxx" style:country-asian="none" style:font-weight-asian="bold" style:font-name-complex="Lohit Devanagari" style:font-size-complex="12pt" style:language-complex="zxx" style:country-complex="none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605bd9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6aee89" style:font-style-asian="italic" style:font-style-complex="italic"/>
    </style:style>
    <style:style style:name="T45" style:family="text">
      <style:text-properties style:font-name="Liberation Serif" fo:font-size="11pt" style:font-name-asian="Noto Serif CJK SC" style:font-size-asian="11pt" style:font-name-complex="Lohit Devanagari" style:font-size-complex="11pt"/>
    </style:style>
    <style:style style:name="T46" style:family="text">
      <style:text-properties style:font-name="Liberation Serif" fo:font-size="11pt" officeooo:rsid="0027a997" style:font-name-asian="Noto Serif CJK SC" style:font-size-asian="11pt" style:font-name-complex="Lohit Devanagari" style:font-size-complex="11pt"/>
    </style:style>
    <style:style style:name="T47" style:family="text">
      <style:text-properties officeooo:rsid="002c9701"/>
    </style:style>
    <style:style style:name="T48" style:family="text">
      <style:text-properties officeooo:rsid="002e326c"/>
    </style:style>
    <style:style style:name="T49" style:family="text">
      <style:text-properties officeooo:rsid="003426ec"/>
    </style:style>
    <style:style style:name="T50" style:family="text">
      <style:text-properties officeooo:rsid="0037c18f"/>
    </style:style>
    <style:style style:name="T51" style:family="text">
      <style:text-properties officeooo:rsid="003c6c33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3ff059" style:font-size-asian="10pt" style:font-size-complex="10pt"/>
    </style:style>
    <style:style style:name="T54" style:family="text">
      <style:text-properties fo:font-size="10pt" officeooo:rsid="00438978" style:font-size-asian="10pt" style:font-size-complex="10pt"/>
    </style:style>
    <style:style style:name="T55" style:family="text">
      <style:text-properties fo:font-size="10pt" fo:font-style="italic" style:font-size-asian="10pt" style:font-style-asian="italic" style:font-size-complex="10pt" style:font-style-complex="italic"/>
    </style:style>
    <style:style style:name="T56" style:family="text">
      <style:text-properties fo:font-size="10pt" fo:font-style="italic" officeooo:rsid="00438978" style:font-size-asian="10pt" style:font-style-asian="italic" style:font-size-complex="10pt" style:font-style-complex="italic"/>
    </style:style>
    <style:style style:name="T57" style:family="text">
      <style:text-properties officeooo:rsid="00605bd9"/>
    </style:style>
    <style:style style:name="T58" style:family="text">
      <style:text-properties style:font-name="DejaVu Sans" fo:font-size="10pt" style:font-size-asian="10pt" style:font-size-complex="10pt"/>
    </style:style>
    <style:style style:name="T59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60" style:family="text">
      <style:text-properties style:font-name="DejaVu Sans" fo:font-size="10pt" fo:font-style="italic" officeooo:rsid="00605bd9" style:font-size-asian="10pt" style:font-style-asian="italic" style:font-size-complex="10pt" style:font-style-complex="italic"/>
    </style:style>
    <style:style style:name="T61" style:family="text">
      <style:text-properties style:font-name="DejaVu Sans" fo:font-size="10pt" style:font-name-asian="Noto Serif CJK SC" style:font-size-asian="10pt" style:font-name-complex="Lohit Devanagari" style:font-size-complex="10pt"/>
    </style:style>
    <style:style style:name="T62" style:family="text">
      <style:text-properties style:font-name="DejaVu Sans" fo:font-size="10pt" officeooo:rsid="0018452e" style:font-name-asian="Noto Serif CJK SC" style:font-size-asian="10pt" style:font-name-complex="Lohit Devanagari" style:font-size-complex="10pt"/>
    </style:style>
    <style:style style:name="T63" style:family="text">
      <style:text-properties officeooo:rsid="0027a997"/>
    </style:style>
    <style:style style:name="T64" style:family="text">
      <style:text-properties officeooo:rsid="006aee89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font-size="8pt" officeooo:rsid="006f8d6f" style:font-size-asian="8pt" style:font-size-complex="8pt"/>
    </style:style>
    <style:style style:name="T67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68" style:family="text">
      <style:text-properties officeooo:rsid="006cbc2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999999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6">Skills</text:span>:</text:p>
            <text:p text:style-name="P15"><text:span text:style-name="T44">Languages:</text:span><text:span text:style-name="T64"> C, C++, C#, Rust, Python, Java, JavaScript</text:span></text:p>
            <text:p text:style-name="P16"><text:span text:style-name="T43">Operating Systems:</text:span> <text:s/>Linux, <text:span text:style-name="T68">Windows, Mac</text:span></text:p>
            <text:p text:style-name="P17"><text:span text:style-name="T43">Frameworks:</text:span> Apache, Docker, AWS, React</text:p>
            <text:p text:style-name="P18"><text:span text:style-name="T67">Databases:</text:span><text:span text:style-name="T65"> PostgresSQL SQL, </text:span><text:span text:style-name="T66">GraphSQL</text:span></text:p>
          </table:table-cell>
          <table:table-cell table:style-name="Table1.A1" office:value-type="string">
            <text:p text:style-name="P25"><text:span text:style-name="T63">amar</text:span>.<text:span text:style-name="T63">lakshya</text:span>@protonmail.com</text:p>
            <text:p text:style-name="P20"><text:a xlink:type="simple" xlink:href="https://github.com/amar-laksh" text:style-name="Internet_20_link" text:visited-style-name="Visited_20_Internet_20_Link"><text:span text:style-name="T7">https://github.com/amar-laksh</text:span></text:a></text:p>
            <text:p text:style-name="P20"><text:a xlink:type="simple" xlink:href="https://www.linkedin.com/in/amar-lakshya" text:style-name="Internet_20_link" text:visited-style-name="Visited_20_Internet_20_Link"><text:span text:style-name="T7">https://www.linkedin.com/in/amar-lakshya</text:span></text:a></text:p>
            <text:p text:style-name="P21"><text:a xlink:type="simple" xlink:href="https://amar-laksh.github.io/" text:style-name="Internet_20_link" text:visited-style-name="Visited_20_Internet_20_Link"><text:span text:style-name="T7">https://amar-laksh.github.io/</text:span></text:a></text:p>
            <text:p text:style-name="P19"><text:span text:style-name="T45">+44-</text:span><text:span text:style-name="T46">7873957151</text:span></text:p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h text:style-name="P26" text:outline-level="2"><draw:line text:anchor-type="paragraph" draw:z-index="0" draw:name="Shape1" draw:style-name="gr1" draw:text-style-name="P48" svg:x1="10.106cm" svg:y1="21.118cm" svg:x2="10.102cm" svg:y2="-0.109cm"><text:p/></draw:line>Work experience</text:h>
            <text:h text:style-name="P27" text:outline-level="3">Nymble Labs </text:h>
            <text:p text:style-name="P22"><text:span text:style-name="T33">Systems Engineer <text:s text:c="3"/></text:span><text:span text:style-name="T32"><text:s text:c="20"/></text:span><text:span text:style-name="T35">Sep</text:span><text:span text:style-name="T34"> 201</text:span><text:span text:style-name="T35">8</text:span><text:span text:style-name="T34"> — </text:span><text:span text:style-name="T35">Feb</text:span><text:span text:style-name="T34"> 201</text:span><text:span text:style-name="T35">9</text:span></text:p>
            <text:list xml:id="list3800541488" text:style-name="L1">
              <text:list-item>
                <text:p text:style-name="P30">Implemented the next iteration of the product using <text:span text:style-name="T41">C++ 14, ROS2</text:span> and <text:span text:style-name="T41">Qt5</text:span>.</text:p>
              </text:list-item>
            </text:list>
            <text:list xml:id="list1732659837" text:style-name="L2">
              <text:list-item>
                <text:p text:style-name="P36">Revamped the entire software architecture to produce reliable, clean <text:span text:style-name="T41">OOP</text:span> code.</text:p>
              </text:list-item>
            </text:list>
            <text:p text:style-name="P4"/>
            <text:p text:style-name="P12"><text:span text:style-name="T34">Intern – </text:span><text:span text:style-name="T35">Software Engineer</text:span><text:span text:style-name="T34"> <text:s text:c="11"/></text:span><text:span text:style-name="T35">Dec</text:span><text:span text:style-name="T34"> 201</text:span><text:span text:style-name="T35">7</text:span><text:span text:style-name="T34"> — </text:span><text:span text:style-name="T35">Jul </text:span><text:span text:style-name="T34">201</text:span><text:span text:style-name="T35">8</text:span></text:p>
            <text:list xml:id="list3922054775" text:style-name="L3">
              <text:list-item>
                <text:p text:style-name="P43">Designed a <text:span text:style-name="T41">ROS2</text:span> based distributed software architecture of the system.</text:p>
              </text:list-item>
            </text:list>
            <text:list xml:id="list2183646613" text:style-name="L4">
              <text:list-item>
                <text:p text:style-name="P45">Wrote a <text:span text:style-name="T41">Qt5</text:span> based display application for the on-board display.</text:p>
              </text:list-item>
            </text:list>
            <text:h text:style-name="P28" text:outline-level="3">A<text:span text:style-name="T47">pogee Tech Global Inc.</text:span></text:h>
            <text:p text:style-name="P13"><text:span text:style-name="T34">Intern – </text:span><text:span text:style-name="T35">Junior Developer <text:s text:c="14"/></text:span><text:span text:style-name="T36">Jul</text:span><text:span text:style-name="T34"> 201</text:span><text:span text:style-name="T36">7</text:span><text:span text:style-name="T34"> — </text:span><text:span text:style-name="T37">Sep </text:span><text:span text:style-name="T34">201</text:span><text:span text:style-name="T38">7</text:span></text:p>
            <text:list xml:id="list1108168795397" text:continue-list="list3922054775" text:style-name="L3">
              <text:list-item>
                <text:p text:style-name="P44">Designed a <text:span text:style-name="T41">cross-platform</text:span> architecture for the Internet Security Suite.</text:p>
              </text:list-item>
            </text:list>
            <text:list xml:id="list1115097255" text:style-name="L5">
              <text:list-item>
                <text:p text:style-name="P46">Implemented the application on <text:span text:style-name="T41">Windows</text:span>, <text:span text:style-name="T41">Mac</text:span>, &amp; <text:span text:style-name="T41">Linux</text:span> using <text:span text:style-name="T41">Electron, React</text:span> and, <text:span text:style-name="T41">Redux</text:span>.</text:p>
              </text:list-item>
            </text:list>
            <text:h text:style-name="P7" text:outline-level="2">Education</text:h>
            <text:h text:style-name="P8" text:outline-level="3"><text:span text:style-name="T8">M.Sc. </text:span><text:span text:style-name="T30">Cyber Security <text:s text:c="8"/></text:span><text:span text:style-name="T8"><text:s text:c="13"/>Sep 2019 - Sep 2020 </text:span></text:h>
            <text:p text:style-name="P5"><text:span text:style-name="T20">University of </text:span><text:span text:style-name="T21">Birmingham</text:span><text:span text:style-name="T20"> <text:s text:c="16"/>Distinction Expected</text:span></text:p>
            <text:list xml:id="list3564203511" text:style-name="L6">
              <text:list-item>
                <text:p text:style-name="P37">Cryptography </text:p>
              </text:list-item>
              <text:list-item>
                <text:p text:style-name="P37"><text:span text:style-name="T48">I</text:span>ntelligent Data Analysis (Extended)</text:p>
              </text:list-item>
              <text:list-item>
                <text:p text:style-name="P37">Designing secure systems</text:p>
              </text:list-item>
              <text:list-item>
                <text:p text:style-name="P37">Hardware and Embedded Systems Security</text:p>
              </text:list-item>
              <text:list-item>
                <text:p text:style-name="P37">Forensics and Malware Analysis</text:p>
              </text:list-item>
              <text:list-item>
                <text:p text:style-name="P37">Network security (Extended)</text:p>
              </text:list-item>
              <text:list-item>
                <text:p text:style-name="P37">Penetration Testing</text:p>
              </text:list-item>
              <text:list-item>
                <text:p text:style-name="P37">Research project</text:p>
              </text:list-item>
            </text:list>
            <text:h text:style-name="P9" text:outline-level="3"><text:span text:style-name="T8">B.Sc. </text:span><text:span text:style-name="T31">Information Technology</text:span><text:span text:style-name="Source_20_Text"><text:span text:style-name="T29"> <text:s text:c="8"/></text:span></text:span><text:span text:style-name="T8">Jul 2014 - Apr 2017</text:span></text:h>
            <text:p text:style-name="P23"><text:span text:style-name="T22">St. Xaviers’ College</text:span><text:span text:style-name="T20"> <text:s text:c="54"/></text:span><text:span text:style-name="T22">2:1</text:span></text:p>
            <text:list xml:id="list3136097328" text:style-name="L7">
              <text:list-item>
                <text:p text:style-name="P39"><text:span text:style-name="T61">C, </text:span><text:span text:style-name="T62">C#</text:span><text:span text:style-name="T61">, C++, Java, Data Structures, Software Engineering, </text:span><text:span text:style-name="T62">Operating Systems, Data Mining.</text:span></text:p>
                <text:p text:style-name="P40"/>
              </text:list-item>
            </text:list>
            <text:h text:style-name="P3" text:outline-level="2">Publications &amp; Certifications</text:h>
            <text:list xml:id="list1109624177717" text:continue-numbering="true" text:style-name="L7">
              <text:list-item>
                <text:p text:style-name="P41"><text:a xlink:type="simple" xlink:href="http://youracclaim.com/badges/3ed437c4-0623-4e26-bdc7-4b9c58fc8bab" text:style-name="Internet_20_link" text:visited-style-name="Visited_20_Internet_20_Link"><text:span text:style-name="T39">CompTIA Sec+ Certificate</text:span></text:a></text:p>
              </text:list-item>
              <text:list-item>
                <text:p text:style-name="P42"><text:a xlink:type="simple" xlink:href="http://amazon.in/Crossed-Knotted-Various-Authors/dp/8192997529" text:style-name="Internet_20_link" text:visited-style-name="Visited_20_Internet_20_Link"><text:span text:style-name="T40">Crossed &amp; Knotted, Composite Novel</text:span></text:a></text:p>
              </text:list-item>
            </text:list>
          </table:table-cell>
          <table:table-cell table:style-name="Table2.B1" office:value-type="string">
            <text:h text:style-name="P1" text:outline-level="2"/>
          </table:table-cell>
          <table:table-cell table:style-name="Table2.A1" office:value-type="string">
            <text:h text:style-name="P1" text:outline-level="2"/>
          </table:table-cell>
          <table:table-cell table:style-name="Table2.A1" office:value-type="string">
            <text:h text:style-name="P2" text:outline-level="2">Projects <text:span text:style-name="T51">&amp; Contributions</text:span></text:h>
            <text:p text:style-name="P6"><text:a xlink:type="simple" xlink:href="https://github.com/amar-laksh/Logitech_pentest/blob/master/Report.pdf" text:style-name="Internet_20_link" text:visited-style-name="Visited_20_Internet_20_Link"><text:span text:style-name="T24">L</text:span></text:a><text:a xlink:type="simple" xlink:href="https://github.com/amar-laksh/Logitech_pentest/blob/master/Report.pdf" text:style-name="Internet_20_link" text:visited-style-name="Visited_20_Internet_20_Link"><text:span text:style-name="T23">ogi's Circle of Security</text:span></text:a><text:span text:style-name="T9"> <text:s/><text:tab/> <text:s text:c="15"/></text:span><text:span text:style-name="T10">Apr</text:span><text:span text:style-name="T9"> 20</text:span><text:span text:style-name="T10">20</text:span></text:p>
            <text:list xml:id="list1337571280" text:style-name="L8">
              <text:list-item>
                <text:p text:style-name="P47">A <text:span text:style-name="T49">p</text:span>enetration test conducted on Logitech’s Circle camera.</text:p>
              </text:list-item>
              <text:list-item>
                <text:p text:style-name="P47">The test showed that the <text:span text:style-name="T41">Logi Circle</text:span> is well-secured.</text:p>
              </text:list-item>
            </text:list>
            <text:p text:style-name="P10"><text:a xlink:type="simple" xlink:href="https://github.com/amar-laksh/fOS" text:style-name="Internet_20_link" text:visited-style-name="Visited_20_Internet_20_Link"><text:span text:style-name="T25">FOS</text:span></text:a><text:span text:style-name="T15"> <text:s text:c="29"/></text:span><text:span text:style-name="T16"><text:s text:c="26"/></text:span><text:span text:style-name="T11">Oct</text:span><text:span text:style-name="T9"> 2019</text:span></text:p>
            <text:list xml:id="list2382141756" text:style-name="L9">
              <text:list-item>
                <text:p text:style-name="P31">A Monolithic UNIX-like Kernel for the x86 and ARM (Raspberry Pi) platforms.</text:p>
              </text:list-item>
            </text:list>
            <text:p text:style-name="P10"><text:a xlink:type="simple" xlink:href="http://github.com/amar-laksh/TryinToKnowYouBetter" text:style-name="Internet_20_link" text:visited-style-name="Visited_20_Internet_20_Link"><text:span text:style-name="T26">TryingToKnowYouBetter</text:span></text:a><text:span text:style-name="T15"> <text:s text:c="18"/></text:span><text:span text:style-name="T9">Nov 2019</text:span></text:p>
            <text:list xml:id="list4008997554" text:style-name="L10">
              <text:list-item>
                <text:p text:style-name="P32">The Indian Election Commission’s website leaks data that can be analysed to effectively locate all reg<text:span text:style-name="T50">istered voters.</text:span></text:p>
              </text:list-item>
            </text:list>
            <text:p text:style-name="P11"><text:a xlink:type="simple" xlink:href="https://github.com/amar-laksh/vitae" text:style-name="Internet_20_link" text:visited-style-name="Visited_20_Internet_20_Link"><text:span text:style-name="T28">Vitae </text:span></text:a><text:span text:style-name="T27"><text:s text:c="53"/></text:span><text:span text:style-name="T13">A</text:span><text:span text:style-name="T14">pr </text:span><text:span text:style-name="T9">201</text:span><text:span text:style-name="T14">8</text:span></text:p>
            <text:list xml:id="list2041727152" text:style-name="L11">
              <text:list-item>
                <text:p text:style-name="P35"><text:span text:style-name="T58">An Esoteric, Interpreted </text:span><text:span text:style-name="T60">P</text:span><text:span text:style-name="T59">ython</text:span><text:span text:style-name="T58">-built language built entirely with regular expressions.</text:span></text:p>
              </text:list-item>
            </text:list>
            <text:p text:style-name="P11"><text:span text:style-name="T18">Cache patches, Mozilla</text:span><text:span text:style-name="T16"> <text:s text:c="23"/></text:span><text:span text:style-name="T9">Sep </text:span><text:span text:style-name="T12">2018</text:span></text:p>
            <text:list xml:id="list1602012003" text:style-name="L12">
              <text:list-item>
                <text:p text:style-name="P34"><text:span text:style-name="T52">Worked on patching cache entries that expire immediately in the </text:span><text:span text:style-name="T53">c</text:span><text:span text:style-name="T52">ache core of </text:span><text:span text:style-name="T55">Mozilla</text:span><text:span text:style-name="T52"> </text:span><text:span text:style-name="T56">C++</text:span><text:span text:style-name="T54"> </text:span><text:span text:style-name="T52">codebase.</text:span></text:p>
              </text:list-item>
            </text:list>
            <text:p text:style-name="P10"><text:a xlink:type="simple" xlink:href="https://amar-laksh.github.io/2017/03/16/CAPTCHAs-on-ceo-sites.html" text:style-name="Internet_20_link" text:visited-style-name="Visited_20_Internet_20_Link"><text:span text:style-name="T17">CAPTCHA Study</text:span></text:a><text:span text:style-name="T15"> <text:s text:c="3"/></text:span><text:span text:style-name="T16"><text:s text:c="28"/></text:span><text:span text:style-name="T13">Mar</text:span><text:span text:style-name="T9"> 201</text:span><text:span text:style-name="T13">7</text:span></text:p>
            <text:list xml:id="list1108616333316" text:continue-list="list2041727152" text:style-name="L11">
              <text:list-item>
                <text:p text:style-name="P33">An extensive study of CAPTCHA systems present on The Election Commission Of India’s websites across all the states in India.</text:p>
              </text:list-item>
            </text:list>
            <text:p text:style-name="P10"><text:a xlink:type="simple" xlink:href="https://addons.mozilla.org/en-US/firefox/addon/replaycer/" text:style-name="Internet_20_link" text:visited-style-name="Visited_20_Internet_20_Link"><text:span text:style-name="T19">Replaycer</text:span></text:a><text:span text:style-name="T15"> <text:s text:c="8"/></text:span><text:span text:style-name="T16"><text:s text:c="38"/></text:span><text:span text:style-name="T13">Jul</text:span><text:span text:style-name="T9"> 2017</text:span></text:p>
            <text:list xml:id="list2649551365" text:style-name="L13">
              <text:list-item>
                <text:p text:style-name="P38">A fun Browser Add-on <text:span text:style-name="T57">written in </text:span><text:span text:style-name="T42">JavaScript</text:span><text:span text:style-name="T57"> </text:span>to replace content on the web that replaces live content like twitter feeds etc.</text:p>
              </text:list-item>
            </text:list>
          </table:table-cell>
        </table:table-row>
      </table:table>
      <text:h text:style-name="P24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center" style:justify-single-word="false" fo:text-indent="-0.9cm" style:auto-text-indent="false" fo:background-color="transparent" fo:keep-with-next="always"/>
      <style:text-properties officeooo:paragraph-rsid="0027a997"/>
    </style:style>
    <style:style style:name="MT1" style:family="text">
      <style:text-properties fo:color="#355269" style:font-name="Liberation Serif" fo:font-size="24pt" fo:font-weight="bold" officeooo:rsid="0027a997" style:font-name-asian="Noto Serif CJK SC" style:font-size-asian="24pt" style:font-weight-asian="bold" style:font-name-complex="Lohit Devanagari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Amar Lakshya</text:span></text:h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5T01:21:23.033740243</meta:creation-date>
    <dc:date>2020-08-15T00:11:07.626618459</dc:date>
    <meta:editing-duration>PT6H50M58S</meta:editing-duration>
    <meta:editing-cycles>98</meta:editing-cycles>
    <meta:generator>LibreOffice/6.3.6.2$Linux_X86_64 LibreOffice_project/30$Build-2</meta:generator>
    <meta:document-statistic meta:table-count="2" meta:image-count="0" meta:object-count="0" meta:page-count="1" meta:paragraph-count="57" meta:word-count="366" meta:character-count="2824" meta:non-whitespace-character-count="2140"/>
  </office:meta>
</office:document-meta>
</file>